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Standard">
      <style:paragraph-properties fo:line-height="115%"/>
      <style:text-properties style:font-name="Ubuntu" fo:font-size="12pt" style:font-size-asian="12pt" style:font-size-complex="12pt"/>
    </style:style>
    <style:style style:name="P2" style:family="paragraph" style:parent-style-name="Standard">
      <style:paragraph-properties fo:line-height="115%"/>
      <style:text-properties style:font-name="Ubuntu" fo:font-size="12pt" officeooo:paragraph-rsid="0003dcd7" style:font-size-asian="12pt" style:font-size-complex="12pt"/>
    </style:style>
    <style:style style:name="P3" style:family="paragraph" style:parent-style-name="Standard">
      <style:paragraph-properties fo:line-height="115%"/>
      <style:text-properties style:font-name="Ubuntu" fo:font-size="12pt" style:font-size-asian="12pt" style:font-size-complex="12pt"/>
    </style:style>
    <style:style style:name="P4" style:family="paragraph" style:parent-style-name="Standard">
      <style:paragraph-properties fo:line-height="115%"/>
      <style:text-properties style:font-name="Ubuntu" fo:font-size="12pt" officeooo:paragraph-rsid="00061a81" style:font-size-asian="12pt" style:font-size-complex="12pt"/>
    </style:style>
    <style:style style:name="P5" style:family="paragraph" style:parent-style-name="Standard">
      <style:paragraph-properties fo:line-height="115%"/>
      <style:text-properties style:font-name="Ubuntu" fo:font-size="12pt" officeooo:rsid="00061a81" officeooo:paragraph-rsid="00061a81" style:font-size-asian="12pt" style:font-size-complex="12pt"/>
    </style:style>
    <style:style style:name="P6" style:family="paragraph" style:parent-style-name="Standard">
      <style:paragraph-properties fo:line-height="115%"/>
      <style:text-properties style:font-name="Ubuntu" fo:font-size="12pt" officeooo:rsid="00061a81" officeooo:paragraph-rsid="0008810e" style:font-size-asian="12pt" style:font-size-complex="12pt"/>
    </style:style>
    <style:style style:name="P7" style:family="paragraph" style:parent-style-name="Standard">
      <style:paragraph-properties fo:line-height="115%"/>
      <style:text-properties style:font-name="Ubuntu" fo:font-size="12pt" officeooo:rsid="0007a9f8" officeooo:paragraph-rsid="0007a9f8" style:font-size-asian="12pt" style:font-size-complex="12pt"/>
    </style:style>
    <style:style style:name="P8" style:family="paragraph" style:parent-style-name="Standard">
      <style:paragraph-properties fo:line-height="115%"/>
      <style:text-properties style:font-name="Ubuntu" fo:font-size="12pt" officeooo:rsid="0007a9f8" officeooo:paragraph-rsid="0008810e" style:font-size-asian="12pt" style:font-size-complex="12pt"/>
    </style:style>
    <style:style style:name="P9" style:family="paragraph" style:parent-style-name="Standard">
      <style:paragraph-properties fo:line-height="115%"/>
      <style:text-properties style:font-name="Ubuntu" fo:font-size="12pt" officeooo:rsid="0007a9f8" officeooo:paragraph-rsid="0009a627" style:font-size-asian="12pt" style:font-size-complex="12pt"/>
    </style:style>
    <style:style style:name="P10" style:family="paragraph" style:parent-style-name="Standard">
      <style:paragraph-properties fo:line-height="115%"/>
    </style:style>
    <style:style style:name="P11" style:family="paragraph" style:parent-style-name="Standard">
      <style:paragraph-properties fo:line-height="115%"/>
      <style:text-properties officeooo:paragraph-rsid="000b56a8"/>
    </style:style>
    <style:style style:name="T1" style:family="text">
      <style:text-properties fo:background-color="#dddddd" loext:char-shading-value="0"/>
    </style:style>
    <style:style style:name="T2" style:family="text">
      <style:text-properties officeooo:rsid="0002da80" fo:background-color="#dddddd" loext:char-shading-value="0"/>
    </style:style>
    <style:style style:name="T3" style:family="text">
      <style:text-properties fo:background-color="#dddddd" loext:char-shading-value="0"/>
    </style:style>
    <style:style style:name="T4" style:family="text">
      <style:text-properties officeooo:rsid="00061a81" fo:background-color="#dddddd" loext:char-shading-value="0"/>
    </style:style>
    <style:style style:name="T5" style:family="text">
      <style:text-properties fo:font-variant="normal" fo:text-transform="none" fo:color="#202124" loext:opacity="100%" fo:font-size="15pt" fo:letter-spacing="normal" style:font-size-asian="15pt" style:font-size-complex="15pt"/>
    </style:style>
    <style:style style:name="T6" style:family="text">
      <style:text-properties fo:font-variant="normal" fo:text-transform="none" fo:color="#202124" loext:opacity="100%" style:font-name="Ubuntu" fo:font-size="15pt" fo:letter-spacing="normal" style:font-size-asian="15pt" style:font-size-complex="15pt"/>
    </style:style>
    <style:style style:name="T7" style:family="text">
      <style:text-properties fo:font-variant="normal" fo:text-transform="none" fo:color="#202124" loext:opacity="100%" style:font-name="Ubuntu" fo:letter-spacing="normal"/>
    </style:style>
    <style:style style:name="T8" style:family="text">
      <style:text-properties fo:font-variant="normal" fo:text-transform="none" fo:color="#202124" loext:opacity="100%" style:font-name="Ubuntu" fo:font-size="12pt" fo:letter-spacing="normal" style:font-size-asian="12pt" style:font-size-complex="12pt"/>
    </style:style>
    <style:style style:name="T9" style:family="text">
      <style:text-properties style:font-name="Ubuntu" fo:font-size="12pt" style:font-size-asian="12pt" style:font-size-complex="12pt"/>
    </style:style>
    <style:style style:name="T10" style:family="text">
      <style:text-properties style:font-name="Ubuntu" fo:font-size="12pt" officeooo:rsid="0006057d" style:font-size-asian="12pt" style:font-size-complex="12pt"/>
    </style:style>
    <style:style style:name="T11" style:family="text">
      <style:text-properties style:font-name="Ubuntu" fo:font-size="12pt" fo:background-color="#dddddd" loext:char-shading-value="0" style:font-size-asian="12pt" style:font-size-complex="12pt"/>
    </style:style>
    <style:style style:name="T12" style:family="text">
      <style:text-properties officeooo:rsid="00061a81"/>
    </style:style>
    <style:style style:name="T13" style:family="text">
      <style:text-properties officeooo:rsid="0008810e"/>
    </style:style>
    <style:style style:name="T14" style:family="text">
      <style:text-properties officeooo:rsid="0009a627"/>
    </style:style>
    <style:style style:name="T15" style:family="text">
      <style:text-properties officeooo:rsid="0009f3c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console.log( <text:s/>) </text:span><text:s/>- Mostra no console</text:p>
      <text:p text:style-name="P1"/>
      <text:p text:style-name="P1"><text:span text:style-name="T1">alert( <text:s/>) </text:span><text:s/>- Mostra uma janela de alerta na pagina</text:p>
      <text:p text:style-name="P1"/>
      <text:p text:style-name="P1"><text:span text:style-name="T1">confirm( <text:s/>) </text:span><text:s/>- Mostra uma janela de confirmação na pagina</text:p>
      <text:p text:style-name="P1"/>
      <text:p text:style-name="P1"><text:span text:style-name="T1">prompt( <text:s/>) </text:span><text:s/>- Mostra uma janela de pergunta na pagina</text:p>
      <text:p text:style-name="P1"/>
      <text:p text:style-name="P1"><text:span text:style-name="T1">document.write( <text:s/>) </text:span><text:s/>- Escreve no documento</text:p>
      <text:p text:style-name="P1"/>
      <text:p text:style-name="P1"><text:span text:style-name="T1">var </text:span><text:s/>- variavel</text:p>
      <text:p text:style-name="P1"/>
      <text:p text:style-name="P1"><text:span text:style-name="T1">let </text:span><text:s/>- variavel atualizada</text:p>
      <text:p text:style-name="P1"/>
      <text:p text:style-name="P1"><text:span text:style-name="T1">const </text:span><text:s/>- constante (valor fixo)</text:p>
      <text:p text:style-name="P1"/>
      <text:p text:style-name="P1"><text:span text:style-name="T1">typeof( <text:s/>) </text:span><text:s/>- Mostra o tipo primitivo</text:p>
      <text:p text:style-name="P1"/>
      <text:p text:style-name="P1"><text:span text:style-name="T1">parseInt( <text:s/>) </text:span><text:s/>- Converte para numero inteiro</text:p>
      <text:p text:style-name="P1"/>
      <text:p text:style-name="P1"><text:span text:style-name="T1">parseFloat( <text:s/>) </text:span><text:s/>- Converte para numero flutuante</text:p>
      <text:p text:style-name="P1"/>
      <text:p text:style-name="P1"><text:span text:style-name="T1">Number( <text:s/>) </text:span><text:s/>- Converte para sua categoria numerica</text:p>
      <text:p text:style-name="P1"/>
      <text:p text:style-name="P1"><text:span text:style-name="T1">toString( <text:s/>) </text:span><text:s/>- Converte para string</text:p>
      <text:p text:style-name="P1"/>
      <text:p text:style-name="P1"><text:span text:style-name="T1">String( <text:s/>) </text:span><text:s/>- Converte para string</text:p>
      <text:p text:style-name="P1"/>
      <text:p text:style-name="P1"><text:span text:style-name="T1">.length </text:span><text:s/>- Mostra a quantidade de elementos/caracteres</text:p>
      <text:p text:style-name="P1"/>
      <text:p text:style-name="P1"><text:span text:style-name="T1">.toUpperCase( <text:s/>) </text:span><text:s/>- Transforma em maiusculas</text:p>
      <text:p text:style-name="P1"/>
      <text:p text:style-name="P1"><text:span text:style-name="T1">.toLowerCase( <text:s/>) </text:span><text:s/>- Transforma em minusculas</text:p>
      <text:p text:style-name="P1"/>
      <text:p text:style-name="P1"><text:span text:style-name="T1">.toFixed( <text:s/>) </text:span><text:s/>- Define a quantidade de casas decimais</text:p>
      <text:p text:style-name="P1"/>
      <text:p text:style-name="P1"><text:span text:style-name="T1">.replace(' ', ' ') </text:span><text:s/>- Troca uma coisa por outra</text:p>
      <text:p text:style-name="P1"/>
      <text:p text:style-name="P1"><text:span text:style-name="T1">.innerText = ' ' </text:span><text:s/>- Adiciona um texto</text:p>
      <text:p text:style-name="P1"/>
      <text:p text:style-name="P1"><text:span text:style-name="T1">.innerHTML = ' ' </text:span><text:s/>- Adiciona um texto que permite formatação em html</text:p>
      <text:p text:style-name="P1"/>
      <text:p text:style-name="P1"><text:span text:style-name="T1">.text = ' ' </text:span><text:s/>- Adiciona conteudo em uma opção (tag &lt;option&gt;)</text:p>
      <text:p text:style-name="P1"/>
      <text:p text:style-name="P1"><text:span text:style-name="T1">${ <text:s/>} </text:span><text:s/>- troca pelo valor do elemento que esta dentro</text:p>
      <text:p text:style-name="P1"/>
      <text:p text:style-name="P1"><text:soft-page-break/><text:span text:style-name="T1">.getDay( <text:s/>) </text:span><text:s/>- Pega o dia da semana</text:p>
      <text:p text:style-name="P1"/>
      <text:p text:style-name="P1"><text:span text:style-name="T1">.getDate( <text:s/>) </text:span><text:s/>- Pega o dia do mês</text:p>
      <text:p text:style-name="P1"/>
      <text:p text:style-name="P1"><text:span text:style-name="T1">.getMonth( <text:s/>) </text:span><text:s/>- Pega o mês</text:p>
      <text:p text:style-name="P1"/>
      <text:p text:style-name="P1"><text:span text:style-name="T1">.getFullYear( <text:s/>) </text:span><text:s/>- Pega o ano</text:p>
      <text:p text:style-name="P1"/>
      <text:p text:style-name="P1"><text:span text:style-name="T1">.toLocaleString(idioma, { <text:s/>}) </text:span><text:s/>- Configura como o numero será mostrado</text:p>
      <text:p text:style-name="P1"/>
      <text:p text:style-name="P1"><text:span text:style-name="T1">.style.cssText = ` ` </text:span><text:s/>- Possibilita a estilização em formato css</text:p>
      <text:p text:style-name="P1"/>
      <text:p text:style-name="P1"><text:span text:style-name="T1">.style.color = ' ' </text:span><text:s/>- Muda a cor de algum elemento</text:p>
      <text:p text:style-name="P1"/>
      <text:p text:style-name="P1"><text:span text:style-name="T1">.style.background = ' ' </text:span><text:s/>- Muda a cor de fundo de algum elemento</text:p>
      <text:p text:style-name="P1"/>
      <text:p text:style-name="P1"><text:span text:style-name="T1">on </text:span><text:s/>- Prefixo de ligação de ação</text:p>
      <text:p text:style-name="P1"/>
      <text:p text:style-name="P1"><text:span text:style-name="T1">onload = ' ' </text:span><text:s/>- Faz a função carregar junto do site</text:p>
      <text:p text:style-name="P1"/>
      <text:p text:style-name="P1"><text:span text:style-name="T1">click </text:span><text:s/>- Clicar</text:p>
      <text:p text:style-name="P1"/>
      <text:p text:style-name="P1"><text:span text:style-name="T1">mouseover </text:span><text:s/>- Cursor entrar</text:p>
      <text:p text:style-name="P1"/>
      <text:p text:style-name="P1"><text:span text:style-name="T1">mouseout </text:span><text:s/>- Cursor sair</text:p>
      <text:p text:style-name="P1"/>
      <text:p text:style-name="P1"><text:span text:style-name="T1">mousemove </text:span><text:s/>- Cursor se mover</text:p>
      <text:p text:style-name="P1"/>
      <text:p text:style-name="P1"><text:span text:style-name="T1">mousedown </text:span><text:s/>- Clicar e segurar</text:p>
      <text:p text:style-name="P1"/>
      <text:p text:style-name="P1"><text:span text:style-name="T1">mouseup </text:span><text:s/>- Soltar o clique</text:p>
      <text:p text:style-name="P1"/>
      <text:p text:style-name="P1"><text:span text:style-name="T1">.addEventListener(' ', ) </text:span><text:s/>- Presta atenção em um determinado evento</text:p>
      <text:p text:style-name="P1"/>
      <text:p text:style-name="P1"><text:span text:style-name="T1">document.getElementsByTagName(' ') </text:span><text:s/>- Seleciona todas as tags de algum tipo</text:p>
      <text:p text:style-name="P1"/>
      <text:p text:style-name="P1"><text:span text:style-name="T1">document.getElementById(' ') </text:span><text:s/>- Seleciona o elemento pelo Id</text:p>
      <text:p text:style-name="P1"/>
      <text:p text:style-name="P1"><text:span text:style-name="T1">document.getElementsByName(' ') </text:span><text:s/>- Seleciona todos os elementos que tenham o mesmo nome</text:p>
      <text:p text:style-name="P1"/>
      <text:p text:style-name="P1"><text:span text:style-name="T1">document.getElementsByClassName(' ') </text:span><text:s/>- Seleciona todos os elementos que tenham a mesma classe</text:p>
      <text:p text:style-name="P1"/>
      <text:p text:style-name="P1"><text:span text:style-name="T1">document.querySelectorAll(' ') </text:span><text:s/>- Seleciona o elemento pelo seletor</text:p>
      <text:p text:style-name="P1"/>
      <text:p text:style-name="P2"><text:soft-page-break/><text:span text:style-name="T1">document.querySelector(' ') </text:span><text:s/>- Seleciona todos os elementos que tenham o mesmo seletor</text:p>
      <text:p text:style-name="P1"/>
      <text:p text:style-name="P2"><text:span text:style-name="T1">document.createElement(' ') </text:span><text:s/>- Cria uma tag</text:p>
      <text:p text:style-name="P2"/>
      <text:p text:style-name="P1"><text:span text:style-name="T1">.setAttribute(' ', ' ') </text:span><text:s/>- Cria um atributo e define seu valor</text:p>
      <text:p text:style-name="P1"/>
      <text:p text:style-name="P1"><text:span text:style-name="T1">.appendChild( <text:s/>) </text:span><text:s/>- Adiciona um elemento como filho</text:p>
      <text:p text:style-name="P1"/>
      <text:p text:style-name="P1"><text:span text:style-name="T1">.insertAdjacentElement(' ') </text:span><text:s/>- Configura e adiciona em que posição algum elemento será adicionado</text:p>
      <text:p text:style-name="P1"/>
      <text:p text:style-name="P1"><text:span text:style-name="T1">.checked </text:span><text:s/>- Checado</text:p>
      <text:p text:style-name="P1"/>
      <text:p text:style-name="P1"><text:span text:style-name="T1">if </text:span><text:s/>- Se</text:p>
      <text:p text:style-name="P1"/>
      <text:p text:style-name="P1"><text:span text:style-name="T1">el</text:span><text:span text:style-name="T2">se </text:span><text:s/>- Se não</text:p>
      <text:p text:style-name="P1"/>
      <text:p text:style-name="P1"><text:span text:style-name="T1">else if </text:span><text:s/>- Se não, se</text:p>
      <text:p text:style-name="P1"/>
      <text:p text:style-name="P1"><text:span text:style-name="T1">switch( <text:s/>) </text:span><text:s/>-Testar</text:p>
      <text:p text:style-name="P1"/>
      <text:p text:style-name="P1"><text:span text:style-name="T1">case </text:span><text:s/>- Caso resulte</text:p>
      <text:p text:style-name="P1"/>
      <text:p text:style-name="P1"><text:span text:style-name="T1">default </text:span><text:s/>- Padrão</text:p>
      <text:p text:style-name="P1"/>
      <text:p text:style-name="P1"><text:span text:style-name="T1">? </text:span><text:s/>- Pergunta</text:p>
      <text:p text:style-name="P1"/>
      <text:p text:style-name="P1"><text:span text:style-name="T1">: </text:span><text:s/>- Se true : se false</text:p>
      <text:p text:style-name="P1"/>
      <text:p text:style-name="P1"><text:span text:style-name="T1">! </text:span><text:s/>- Não</text:p>
      <text:p text:style-name="P1"/>
      <text:p text:style-name="P1"><text:span text:style-name="T1">&amp;&amp; </text:span><text:s/>- E</text:p>
      <text:p text:style-name="P1"/>
      <text:p text:style-name="P1"><text:span text:style-name="T1">|| </text:span><text:s/>- Ou</text:p>
      <text:p text:style-name="P1"/>
      <text:p text:style-name="P1"><text:span text:style-name="T1">&gt; </text:span><text:s/>- Maior</text:p>
      <text:p text:style-name="P1"/>
      <text:p text:style-name="P1"><text:span text:style-name="T1">&lt; </text:span><text:s/>- Menor</text:p>
      <text:p text:style-name="P1"/>
      <text:p text:style-name="P1"><text:span text:style-name="T1">= </text:span><text:s/>- Recebe</text:p>
      <text:p text:style-name="P1"/>
      <text:p text:style-name="P1"><text:span text:style-name="T1">== </text:span><text:s/>- Igual</text:p>
      <text:p text:style-name="P1"/>
      <text:p text:style-name="P1"><text:span text:style-name="T1">!= </text:span><text:s/>- Diferente</text:p>
      <text:p text:style-name="P1"/>
      <text:p text:style-name="P1"><text:soft-page-break/><text:span text:style-name="T1">while( <text:s/>) </text:span><text:s/>- Enquanto</text:p>
      <text:p text:style-name="P1"/>
      <text:p text:style-name="P1"><text:span text:style-name="T1">do... while( <text:s/>) </text:span><text:s/>- Faça... Enquanto</text:p>
      <text:p text:style-name="P1"/>
      <text:p text:style-name="P1"><text:span text:style-name="T1">for( <text:s/>) </text:span><text:s/>- Repete se uma condição é verdadeira</text:p>
      <text:p text:style-name="P1"/>
      <text:p text:style-name="P1"><text:span text:style-name="T1">in </text:span><text:s/>- percorre um objeto automaticamente</text:p>
      <text:p text:style-name="P1"/>
      <text:p text:style-name="P1"><text:span text:style-name="T1">of </text:span><text:s/>- Percorre um array automaticamente</text:p>
      <text:p text:style-name="P1"/>
      <text:p text:style-name="P1"><text:span text:style-name="T1">break </text:span><text:s/>- Encerra</text:p>
      <text:p text:style-name="P1"/>
      <text:p text:style-name="P1"><text:span text:style-name="T1">[ <text:s/>] </text:span><text:s/>- Array</text:p>
      <text:p text:style-name="P1"/>
      <text:p text:style-name="P1"><text:span text:style-name="T1">{ <text:s/>} </text:span><text:s/>- Objeto</text:p>
      <text:p text:style-name="P1"/>
      <text:p text:style-name="P1"><text:span text:style-name="T1">… </text:span><text:s/>- spread / rest</text:p>
      <text:p text:style-name="P1"/>
      <text:p text:style-name="P1"><text:span text:style-name="T1">.indexOf( <text:s/>) </text:span><text:s/>- Busca algum elemento dentro de um array e retorna sua posição, se o elemento não existir retorna -1</text:p>
      <text:p text:style-name="P1"/>
      <text:p text:style-name="P1"><text:span text:style-name="T1">.push( <text:s/>) </text:span><text:s/>- Adiciona dentro de um array na ultima posição</text:p>
      <text:p text:style-name="P1"/>
      <text:p text:style-name="P1"><text:span text:style-name="T1">.sort( <text:s/>) </text:span><text:s/>- Coloca os elementos em ordem crescente</text:p>
      <text:p text:style-name="P1"/>
      <text:p text:style-name="P1"><text:span text:style-name="T1">.map( <text:s/>) </text:span><text:s/>- Percorre um array transformando seus elementos e no final gera outro array com os elementos ja transformados</text:p>
      <text:p text:style-name="P1"/>
      <text:p text:style-name="P1"><text:span text:style-name="T1">.filter( <text:s/>) </text:span><text:s/>- Percorre um array filtrando seus elementos e no final gera outro array com os elementos que passaram no filtro</text:p>
      <text:p text:style-name="P1"/>
      <text:p text:style-name="P1"><text:span text:style-name="T1">.reduce( <text:s/>) </text:span><text:s/>- Percorre um array e no final gera um unico valor</text:p>
      <text:p text:style-name="P1"/>
      <text:p text:style-name="P1"><text:span text:style-name="T1">delete </text:span><text:s/>- Deleta propriedades de objetos</text:p>
      <text:p text:style-name="P1"/>
      <text:p text:style-name="P1"><text:span text:style-name="T1">Object.assign( <text:s/>) </text:span><text:s/>- Junta dois ou mais objetos</text:p>
      <text:p text:style-name="P1"/>
      <text:p text:style-name="P1"><text:span text:style-name="T1">{ <text:s/>} </text:span><text:s/>- Extrai dados de objetos, pegando o nome da propriedade e transformando em variavel</text:p>
      <text:p text:style-name="P1"/>
      <text:p text:style-name="P1"><text:span text:style-name="T1">get </text:span><text:s/>- É usado quando um metodo retorna um valor</text:p>
      <text:p text:style-name="P1"/>
      <text:p text:style-name="P1"><text:span text:style-name="T1">set </text:span><text:s/>- É usado quando um metodo altera / define um valor</text:p>
      <text:p text:style-name="P1"/>
      <text:p text:style-name="P1"><text:span text:style-name="T1">Object.keys( <text:s/>) </text:span><text:s/>- Retorna um array com todas as propriedades de um objeto</text:p>
      <text:p text:style-name="P1"/>
      <text:p text:style-name="P1"><text:soft-page-break/><text:span text:style-name="T1">Object.values( <text:s/>) </text:span><text:s/>- Retorna um array com todos os valores de um objeto</text:p>
      <text:p text:style-name="P1"/>
      <text:p text:style-name="P1"><text:span text:style-name="T1">this. </text:span><text:s/>- Faz referencia ao elemento em si</text:p>
      <text:p text:style-name="P1"/>
      <text:p text:style-name="P1"><text:span text:style-name="T1">setInterval( <text:s/>) </text:span><text:s/>- Executa alguma função em intervalos de milisegundos</text:p>
      <text:p text:style-name="P1"/>
      <text:p text:style-name="P1"><text:span text:style-name="T1">setTimeout( <text:s/>) </text:span><text:s/>- Executa alguma função assim que o tempo em milisegundos acaba</text:p>
      <text:p text:style-name="P1"/>
      <text:p text:style-name="P1"><text:span text:style-name="T1">function </text:span><text:s/>- Cria uma função</text:p>
      <text:p text:style-name="P1"/>
      <text:p text:style-name="P1"><text:span text:style-name="T1">=&gt; </text:span><text:s/>- Cria uma arrow function</text:p>
      <text:p text:style-name="P1"/>
      <text:p text:style-name="P1"><text:span text:style-name="T1">init </text:span><text:s/>- Isola uma função</text:p>
      <text:p text:style-name="P1"/>
      <text:p text:style-name="P1"><text:span text:style-name="T1">return </text:span><text:s/>- Retorna algum valor de uma função</text:p>
      <text:p text:style-name="P1"/>
      <text:p text:style-name="P1"><text:span text:style-name="T1">import </text:span><text:s/>- Importa o conteudo</text:p>
      <text:p text:style-name="P1"/>
      <text:p text:style-name="P1"><text:span text:style-name="T1">export </text:span><text:s/>- Exporta o conteudo</text:p>
      <text:p text:style-name="P1"/>
      <text:p text:style-name="P1"><text:span text:style-name="T1">export default </text:span><text:s/>- Exporta o conteudo como principal</text:p>
      <text:p text:style-name="P1"/>
      <text:p text:style-name="P1"><text:span text:style-name="T1">from " " </text:span><text:s/>- Especifica o caminho do arquivo em que o conteudo esta </text:p>
      <text:p text:style-name="P1"/>
      <text:p text:style-name="P1"><text:span text:style-name="T1">as </text:span><text:s/>- altera o nome colocando um apelido</text:p>
      <text:p text:style-name="P1"/>
      <text:p text:style-name="P11"><text:span text:style-name="T11">* </text:span><text:span text:style-name="T9"><text:s/>- Seleciona todos</text:span><text:span text:style-name="T8"> ↑</text:span></text:p>
      <text:p text:style-name="P10"><text:span text:style-name="T10"/></text:p>
      <text:p text:style-name="P1"><text:span text:style-name="T3">// </text:span><text:s/>- <text:span text:style-name="T13">Regex literal</text:span></text:p>
      <text:p text:style-name="P1"/>
      <text:p text:style-name="P6"><text:span text:style-name="T3">new RegExp( <text:s/>) </text:span><text:s/>- <text:span text:style-name="T13">Regex não literal</text:span></text:p>
      <text:p text:style-name="P1"/>
      <text:p text:style-name="P1"><text:span text:style-name="T3">.</text:span><text:span text:style-name="T4">test( <text:s/>) </text:span><text:span text:style-name="T12"><text:s/>- </text:span><text:span text:style-name="T13">Testa uma string usando regex e retorna true ou false</text:span></text:p>
      <text:p text:style-name="P1"/>
      <text:p text:style-name="P4"><text:span text:style-name="T3">.</text:span><text:span text:style-name="T4">exec( <text:s/>) </text:span><text:span text:style-name="T12"><text:s/>- </text:span><text:span text:style-name="T13">Testa uma string usando regex e retorna informações do que foi identificado</text:span></text:p>
      <text:p text:style-name="P1"/>
      <text:p text:style-name="P4"><text:span text:style-name="T3">.</text:span><text:span text:style-name="T4">match( <text:s/>) </text:span><text:span text:style-name="T12"><text:s/>- </text:span><text:span text:style-name="T13">Testa um regex em uma string e retorna informações do que foi identificado ou uma lista do que foi encontrado caso tenha a flag ‘g’</text:span></text:p>
      <text:p text:style-name="P1"/>
      <text:p text:style-name="P4"><text:span text:style-name="T3">.</text:span><text:span text:style-name="T4">matchAll( <text:s/>) </text:span><text:span text:style-name="T12"><text:s/>- </text:span><text:span text:style-name="T13">Retorna uma lista com todos os padrões encontrados</text:span></text:p>
      <text:p text:style-name="P1"/>
      <text:p text:style-name="P5"><text:span text:style-name="T3">.search( <text:s/>) </text:span><text:s/>- <text:span text:style-name="T13">Testa um regex em uma string e retorna a posição da primeira ocorrencia ou -1 se nada for encontrado</text:span></text:p>
      <text:p text:style-name="P5"/>
      <text:p text:style-name="P5"><text:span text:style-name="T3">.replaceAll( <text:s/>) </text:span><text:s/>- <text:span text:style-name="T13">Retorna uma nova string com as ocorrencias de um padrão substituidas por outro padrão</text:span></text:p>
      <text:p text:style-name="P5"><text:soft-page-break/><text:span text:style-name="T3">new </text:span><text:s/>- <text:span text:style-name="T13">Cria uma instancia de um tipo de objeto definido pelo usuario</text:span></text:p>
      <text:p text:style-name="P5"/>
      <text:p text:style-name="P5"><text:span text:style-name="T3">.dotall </text:span><text:s/>- <text:span text:style-name="T14">Verifica se a flag ‘s’ tá ativa e retorna true ou false</text:span></text:p>
      <text:p text:style-name="P5"/>
      <text:p text:style-name="P7"><text:span text:style-name="T3">class </text:span><text:s/>- <text:span text:style-name="T14">Define uma classe não literal</text:span></text:p>
      <text:p text:style-name="P7"/>
      <text:p text:style-name="P8"><text:span text:style-name="T3">static </text:span><text:s/>- <text:span text:style-name="T14">Define que o metodo é estatico</text:span></text:p>
      <text:p text:style-name="P7"/>
      <text:p text:style-name="P8"><text:span text:style-name="T3">extends </text:span><text:s/>- <text:span text:style-name="T14">Cria uma classe filha de outra classe</text:span></text:p>
      <text:p text:style-name="P7"/>
      <text:p text:style-name="P8"><text:span text:style-name="T3"># </text:span><text:s/>- <text:span text:style-name="T14">Torna uma propriedade ou metodo privado</text:span></text:p>
      <text:p text:style-name="P7"/>
      <text:p text:style-name="P8"><text:span text:style-name="T3">prototype </text:span><text:s/>- <text:span text:style-name="T14">Cria ou substitui propriedades e metodos após a declaração da classe</text:span></text:p>
      <text:p text:style-name="P7"/>
      <text:p text:style-name="P8"><text:span text:style-name="T3">.call( <text:s/>) </text:span><text:s/>- <text:span text:style-name="T14">Acessa ou altera o valor de um atributo através de uma função</text:span></text:p>
      <text:p text:style-name="P7"/>
      <text:p text:style-name="P9"><text:span text:style-name="T3">.apply( <text:s/>) </text:span><text:s/>- <text:span text:style-name="T14">Acessa ou altera o valor de um atributo através de uma função e os valores precisam estar em um array</text:span></text:p>
      <text:p text:style-name="P7"/>
      <text:p text:style-name="P8"><text:span text:style-name="T3">.bind( <text:s/>) </text:span><text:s/>- <text:span text:style-name="T14">Cria uma nova função apartir de um objeto <text:s/>e de outra função</text:span></text:p>
      <text:p text:style-name="P7"/>
      <text:p text:style-name="P8"><text:span text:style-name="T3">.hasOwnProperty( <text:s/>) </text:span><text:s/>- <text:span text:style-name="T14">Identifica uma propriedade através de um objeto</text:span></text:p>
      <text:p text:style-name="P7"/>
      <text:p text:style-name="P8"><text:span text:style-name="T3">.propertyIsEnumerable( <text:s/>) </text:span><text:s/>- <text:span text:style-name="T14">Verifica se o valor de uma propriedade é iteravel e se é do próprio objeto retornando true ou false</text:span></text:p>
      <text:p text:style-name="P7"/>
      <text:p text:style-name="P8"><text:span text:style-name="T3">.defineProperty( <text:s/>) </text:span><text:s/>- <text:span text:style-name="T14">Define e/ou configura uma propriedade em um objeto</text:span></text:p>
      <text:p text:style-name="P7"/>
      <text:p text:style-name="P8"><text:span text:style-name="T3">.defineProperties( <text:s/>) </text:span><text:s/>- <text:span text:style-name="T14">Define e/ou configura varias propriedades em um objeto</text:span></text:p>
      <text:p text:style-name="P7"/>
      <text:p text:style-name="P8"><text:span text:style-name="T3">.getOwnPropertyDescriptor( <text:s/>) </text:span><text:s/>- <text:span text:style-name="T14">Acessa as configurações de uma propriedade</text:span></text:p>
      <text:p text:style-name="P7"/>
      <text:p text:style-name="P8"><text:span text:style-name="T3">Object.preventExtensions( <text:s/>) </text:span><text:s/>- <text:span text:style-name="T14">Bloqueia adições ou remoções externas no objeto</text:span></text:p>
      <text:p text:style-name="P7"/>
      <text:p text:style-name="P8"><text:span text:style-name="T3">Object.isExtensible( <text:s/>) </text:span><text:s/>- <text:span text:style-name="T14">Verifica se o objeto é extensivel e retorna true ou false</text:span></text:p>
      <text:p text:style-name="P7"/>
      <text:p text:style-name="P8"><text:span text:style-name="T3">Object.seal( <text:s/>) </text:span><text:s/>- <text:span text:style-name="T14">Sela um objeto</text:span></text:p>
      <text:p text:style-name="P7"/>
      <text:p text:style-name="P8"><text:span text:style-name="T3">Object.isSealed( <text:s/>) </text:span><text:s/>- <text:span text:style-name="T14">Verifica se o objeto esta selado e retorna true ou false</text:span></text:p>
      <text:p text:style-name="P7"/>
      <text:p text:style-name="P8"><text:span text:style-name="T3">Object.freeze( <text:s/>) </text:span><text:s/>- <text:span text:style-name="T14">Congela um objeto</text:span></text:p>
      <text:p text:style-name="P7"/>
      <text:p text:style-name="P8"><text:span text:style-name="T3">Object.isFrozen( <text:s/>) </text:span><text:s/>- <text:span text:style-name="T14">Verifica se o objeto esta congelado e retorna true ou false</text:span></text:p>
      <text:p text:style-name="P7"/>
      <text:p text:style-name="P8"><text:span text:style-name="T3">Object.getPrototypeof( <text:s/>) </text:span><text:s/>- <text:span text:style-name="T14">Retorna a função construtora da qual o objeto foi criado</text:span></text:p>
      <text:p text:style-name="P7"/>
      <text:p text:style-name="P8"><text:soft-page-break/><text:span text:style-name="T3">Object.create( <text:s/>) </text:span><text:s/>- <text:span text:style-name="T14">Cria um objeto a partir de outro</text:span></text:p>
      <text:p text:style-name="P7"/>
      <text:p text:style-name="P8"><text:span text:style-name="T3">instanceof </text:span><text:s/>- <text:span text:style-name="T14">Verifica </text:span><text:span text:style-name="T15">se o objeto foi criado a partir da função construtora</text:span><text:span text:style-name="T14"> e retorna true ou false</text:span></text:p>
      <text:p text:style-name="P7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8T12:15:02.872030420</meta:creation-date>
    <dc:date>2022-12-30T09:20:09.510110395</dc:date>
    <meta:editing-duration>PT1H53M28S</meta:editing-duration>
    <meta:editing-cycles>7</meta:editing-cycles>
    <meta:generator>LibreOffice/7.3.7.2$Linux_X86_64 LibreOffice_project/30$Build-2</meta:generator>
    <meta:document-statistic meta:table-count="0" meta:image-count="0" meta:object-count="0" meta:page-count="7" meta:paragraph-count="134" meta:word-count="1197" meta:character-count="6738" meta:non-whitespace-character-count="5477"/>
  </office:meta>
</office:document-meta>
</file>